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2" style:family="paragraph" style:parent-style-name="Table_20_Contents">
      <style:text-properties style:font-name="Times New Roman" officeooo:rsid="001a75a1" officeooo:paragraph-rsid="0010b3e3"/>
    </style:style>
    <style:style style:name="P3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4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officeooo:paragraph-rsid="0010b3e3"/>
    </style:style>
    <style:style style:name="P6" style:family="paragraph" style:parent-style-name="Table_20_Contents">
      <style:text-properties style:font-name="Times New Roman" officeooo:rsid="00124577" officeooo:paragraph-rsid="00124577"/>
    </style:style>
    <style:style style:name="P7" style:family="paragraph" style:parent-style-name="Table_20_Contents">
      <style:text-properties style:font-name="Times New Roman" officeooo:rsid="001373e6" officeooo:paragraph-rsid="001373e6"/>
    </style:style>
    <style:style style:name="P8" style:family="paragraph" style:parent-style-name="Table_20_Contents">
      <style:text-properties style:font-name="Times New Roman" officeooo:rsid="0013ad2f" officeooo:paragraph-rsid="0013ad2f"/>
    </style:style>
    <style:style style:name="P9" style:family="paragraph" style:parent-style-name="Table_20_Contents">
      <style:text-properties style:font-name="Times New Roman" officeooo:rsid="0018b7ff" officeooo:paragraph-rsid="0018b7ff"/>
    </style:style>
    <style:style style:name="P10" style:family="paragraph" style:parent-style-name="Table_20_Contents">
      <style:text-properties style:font-name="Times New Roman" officeooo:rsid="00191a17" officeooo:paragraph-rsid="00191a17"/>
    </style:style>
    <style:style style:name="P11" style:family="paragraph" style:parent-style-name="Table_20_Contents">
      <style:text-properties style:font-name="Times New Roman" officeooo:rsid="0019f5ff" officeooo:paragraph-rsid="0019f5ff"/>
    </style:style>
    <style:style style:name="P12" style:family="paragraph" style:parent-style-name="Table_20_Contents">
      <style:text-properties style:font-name="Times New Roman" officeooo:rsid="001a935d" officeooo:paragraph-rsid="001a935d"/>
    </style:style>
    <style:style style:name="P13" style:family="paragraph" style:parent-style-name="Table_20_Contents">
      <style:text-properties style:font-name="Times New Roman" officeooo:rsid="001c217e" officeooo:paragraph-rsid="001c217e"/>
    </style:style>
    <style:style style:name="P14" style:family="paragraph" style:parent-style-name="Table_20_Contents">
      <style:text-properties style:font-name="Times New Roman" officeooo:rsid="001c8606" officeooo:paragraph-rsid="001c8606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text-properties style:font-name="Times New Roman" officeooo:rsid="001d4173" officeooo:paragraph-rsid="001d4173"/>
    </style:style>
    <style:style style:name="P17" style:family="paragraph" style:parent-style-name="Table_20_Contents">
      <style:text-properties style:font-name="Times New Roman" officeooo:rsid="001f5399" officeooo:paragraph-rsid="001f5399"/>
    </style:style>
    <style:style style:name="P18" style:family="paragraph" style:parent-style-name="Table_20_Contents">
      <style:text-properties style:font-name="Times New Roman" officeooo:rsid="00211464" officeooo:paragraph-rsid="00211464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20" style:family="paragraph" style:parent-style-name="Text_20_body">
      <style:paragraph-properties fo:text-align="start" style:justify-single-word="false"/>
      <style:text-properties style:font-name="Times New Roman" officeooo:rsid="001373e6" officeooo:paragraph-rsid="001c217e"/>
    </style:style>
    <style:style style:name="P21" style:family="paragraph" style:parent-style-name="Text_20_body">
      <style:paragraph-properties fo:text-align="start" style:justify-single-word="false"/>
      <style:text-properties style:font-name="Times New Roman" officeooo:rsid="001373e6" officeooo:paragraph-rsid="001c8606"/>
    </style:style>
    <style:style style:name="P22" style:family="paragraph" style:parent-style-name="Text_20_body">
      <style:paragraph-properties fo:text-align="start" style:justify-single-word="false"/>
      <style:text-properties style:font-name="Times New Roman" officeooo:rsid="00144a28" officeooo:paragraph-rsid="001c8606"/>
    </style:style>
    <style:style style:name="P23" style:family="paragraph" style:parent-style-name="Text_20_body">
      <style:paragraph-properties fo:text-align="start" style:justify-single-word="false"/>
      <style:text-properties style:font-name="Times New Roman" officeooo:rsid="00161686" officeooo:paragraph-rsid="001c8606"/>
    </style:style>
    <style:style style:name="P24" style:family="paragraph" style:parent-style-name="Text_20_body">
      <style:paragraph-properties fo:text-align="start" style:justify-single-word="false"/>
      <style:text-properties style:font-name="Times New Roman" officeooo:rsid="001c217e" officeooo:paragraph-rsid="001c8606"/>
    </style:style>
    <style:style style:name="P25" style:family="paragraph" style:parent-style-name="Text_20_body">
      <style:paragraph-properties fo:text-align="start" style:justify-single-word="false"/>
      <style:text-properties style:font-name="Times New Roman" officeooo:rsid="001c8606" officeooo:paragraph-rsid="001c217e"/>
    </style:style>
    <style:style style:name="P26" style:family="paragraph" style:parent-style-name="Text_20_body">
      <style:paragraph-properties fo:text-align="start" style:justify-single-word="false"/>
      <style:text-properties style:font-name="Times New Roman" officeooo:rsid="001c8606" officeooo:paragraph-rsid="001c8606"/>
    </style:style>
    <style:style style:name="P27" style:family="paragraph" style:parent-style-name="Standard">
      <style:text-properties style:font-name="Times New Roman" officeooo:rsid="001c8606" officeooo:paragraph-rsid="0010b3e3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rsid="001c8606" officeooo:paragraph-rsid="001c8606"/>
    </style:style>
    <style:style style:name="P29" style:family="paragraph" style:parent-style-name="Text_20_body">
      <style:paragraph-properties fo:text-align="start" style:justify-single-word="false"/>
      <style:text-properties style:font-name="Times New Roman" officeooo:rsid="001c8606" officeooo:paragraph-rsid="001c8606"/>
    </style:style>
    <style:style style:name="P30" style:family="paragraph" style:parent-style-name="Text_20_body">
      <style:paragraph-properties fo:text-align="start" style:justify-single-word="false"/>
      <style:text-properties style:font-name="Times New Roman" officeooo:rsid="002320cf" officeooo:paragraph-rsid="002320cf"/>
    </style:style>
    <style:style style:name="P31" style:family="paragraph" style:parent-style-name="Text_20_body">
      <style:paragraph-properties fo:text-align="start" style:justify-single-word="false"/>
      <style:text-properties style:font-name="Times New Roman" officeooo:rsid="002413d3" officeooo:paragraph-rsid="002413d3"/>
    </style:style>
    <style:style style:name="T1" style:family="text">
      <style:text-properties officeooo:rsid="00122f13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enetration Testing / <text:span text:style-name="T1">Red Teaming</text:span></text:p>
      <table:table table:name="Table1" table:style-name="Table1">
        <table:table-column table:style-name="Table1.A"/>
        <table:table-column table:style-name="Table1.B"/>
        <table:table-row table:style-name="TableLine2587810507168">
          <table:table-cell table:style-name="Table1.A1" office:value-type="string">
            <text:p text:style-name="P1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2587810521040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3">Link / ISBN</text:p>
          </table:table-cell>
        </table:table-row>
        <table:table-row table:style-name="TableLine25878105139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Additional link</text:p>
          </table:table-cell>
        </table:table-row>
        <table:table-row table:style-name="TableLine25878105142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87810509616">
          <table:table-cell table:style-name="Table1.A1" office:value-type="string">
            <text:p text:style-name="P6">Freecodecamp.org</text:p>
            <text:p text:style-name="P6">John Hammond</text:p>
            <text:p text:style-name="P6">Improve Cybersecurity Skills with CTFs - PicoCTF Walkthrough (2018)</text:p>
          </table:table-cell>
          <table:table-cell table:style-name="Table1.A1" office:value-type="string">
            <text:p text:style-name="P4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2587810507712">
          <table:table-cell table:style-name="Table1.A1" office:value-type="string">
            <text:p text:style-name="P6">Freecodecamp.org</text:p>
            <text:p text:style-name="P6">TheCyberMentor</text:p>
            <text:p text:style-name="P6">Full Ethical Hacking Course - Network Penetration Testing for Beginners (2019)</text:p>
          </table:table-cell>
          <table:table-cell table:style-name="Table1.A1" office:value-type="string">
            <text:p text:style-name="P4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2587810514784">
          <table:table-cell table:style-name="Table1.A1" office:value-type="string">
            <text:p text:style-name="P7">Freecodecamp.org</text:p>
            <text:p text:style-name="P7">Hackersploit</text:p>
            <text:p text:style-name="P7">Ethical Hacking 101: Web App Penetration Testing - a full course for beginners</text:p>
          </table:table-cell>
          <table:table-cell table:style-name="Table1.A1" office:value-type="string">
            <text:p text:style-name="P4"><text:a xlink:type="simple" xlink:href="https://youtu.be/2_lswM1S264" text:style-name="Internet_20_link" text:visited-style-name="Visited_20_Internet_20_Link">https://youtu.be/2_lswM1S264</text:a> </text:p>
          </table:table-cell>
        </table:table-row>
        <table:table-row table:style-name="TableLine2587810515328">
          <table:table-cell table:style-name="Table1.A1" office:value-type="string">
            <text:p text:style-name="P7">Freecodecamp.org</text:p>
            <text:p text:style-name="P7">TheCyberMentor</text:p>
            <text:p text:style-name="P7">Linux for Ethical Hackers (Kali Linux Tutorial)</text:p>
          </table:table-cell>
          <table:table-cell table:style-name="Table1.A1" office:value-type="string">
            <text:p text:style-name="P4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2587810510160">
          <table:table-cell table:style-name="Table1.A1" office:value-type="string">
            <text:p text:style-name="P7">Freecodecamp.org</text:p>
            <text:p text:style-name="P7">Sagar Bansal</text:p>
            <text:p text:style-name="P7">Penetration Testing: Gophish Tutorial (Phishing Framework)</text:p>
          </table:table-cell>
          <table:table-cell table:style-name="Table1.A1" office:value-type="string">
            <text:p text:style-name="P4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258781051614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2587810515056">
          <table:table-cell table:style-name="Table1.A1" office:value-type="string">
            <text:p text:style-name="P8">Hacking Android (and android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587810517232">
          <table:table-cell table:style-name="Table1.A1" office:value-type="string">
            <text:p text:style-name="P8">Hacking iOS (and iOS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587810506080">
          <table:table-cell table:style-name="Table1.A1" office:value-type="string">
            <text:p text:style-name="P5">IppSec</text:p>
            <text:p text:style-name="P5">@TJ_Null’s OSCP Prep</text:p>
          </table:table-cell>
          <table:table-cell table:style-name="Table1.A1" office:value-type="string">
            <text:p text:style-name="P4"><text:a xlink:type="simple" xlink:href="https://youtube.com/playlist?list=PLidcsTyj9JXK-fnabFLVEvHinQ14Jy5tf" text:style-name="Internet_20_link" text:visited-style-name="Visited_20_Internet_20_Link">https://youtube.com/playlist?list=PLidcsTyj9JXK-fnabFLVEvHinQ14Jy5tf</text:a> </text:p>
          </table:table-cell>
        </table:table-row>
        <table:table-row table:style-name="TableLine2587810516688">
          <table:table-cell table:style-name="Table1.A1" office:value-type="string">
            <text:p text:style-name="P5">Simplilearn</text:p>
            <text:p text:style-name="P5">Certified Ethical Hacker Course | CEH Course | Ethical Hacking Training For Beginners | Simplilearn</text:p>
          </table:table-cell>
          <table:table-cell table:style-name="Table1.A1" office:value-type="string">
            <text:p text:style-name="P4"><text:a xlink:type="simple" xlink:href="https://youtu.be/pq0DDtN-vWk" text:style-name="Internet_20_link" text:visited-style-name="Visited_20_Internet_20_Link">https://youtu.be/pq0DDtN-vWk</text:a> </text:p>
          </table:table-cell>
        </table:table-row>
        <table:table-row table:style-name="TableLine2587810517504">
          <table:table-cell table:style-name="Table1.A1" office:value-type="string">
            <text:p text:style-name="P9">Edureka!</text:p>
            <text:p text:style-name="P5">Ethical Hacking Full Course - Learn Ethical Hacking in 10 Hours | Ethical Hacking Tutorial | Edureka</text:p>
          </table:table-cell>
          <table:table-cell table:style-name="Table1.A1" office:value-type="string">
            <text:p text:style-name="P4"><text:a xlink:type="simple" xlink:href="https://youtu.be/dz7Ntp7KQGA" text:style-name="Internet_20_link" text:visited-style-name="Visited_20_Internet_20_Link">https://youtu.be/dz7Ntp7KQGA</text:a> </text:p>
          </table:table-cell>
        </table:table-row>
        <table:table-row table:style-name="TableLine2587810508528">
          <table:table-cell table:style-name="Table1.A1" office:value-type="string">
            <text:p text:style-name="P9">AllAbout Tech</text:p>
            <text:p text:style-name="P9">CEH V10 &amp; V11 Complete Training | Ethical Hacking | CEH Exam</text:p>
          </table:table-cell>
          <table:table-cell table:style-name="Table1.A1" office:value-type="string">
            <text:p text:style-name="P4"><text:a xlink:type="simple" xlink:href="https://youtu.be/27i_husVE1I" text:style-name="Internet_20_link" text:visited-style-name="Visited_20_Internet_20_Link">https://youtu.be/27i_husVE1I</text:a> </text:p>
          </table:table-cell>
        </table:table-row>
        <table:table-row table:style-name="TableLine2587810517776">
          <table:table-cell table:style-name="Table1.A1" office:value-type="string">
            <text:p text:style-name="P9">Tutorials Point (India) Ltd. </text:p>
            <text:p text:style-name="P9">Ethical Hacking &amp; Cyber Security</text:p>
          </table:table-cell>
          <table:table-cell table:style-name="Table1.A1" office:value-type="string">
            <text:p text:style-name="P4"><text:a xlink:type="simple" xlink:href="https://youtube.com/playlist?list=PLWPirh4EWFpEK7BXbMvKDYuHhA4AiYLDb" text:style-name="Internet_20_link" text:visited-style-name="Visited_20_Internet_20_Link">https://youtube.com/playlist?list=PLWPirh4EWFpEK7BXbMvKDYuHhA4AiYLDb</text:a> </text:p>
          </table:table-cell>
        </table:table-row>
        <table:table-row table:style-name="TableLine2587810521856">
          <table:table-cell table:style-name="Table1.A1" office:value-type="string">
            <text:p text:style-name="P9">Simplilearn</text:p>
            <text:p text:style-name="P9">Ethical Hacking Tutorial Videos</text:p>
          </table:table-cell>
          <table:table-cell table:style-name="Table1.A1" office:value-type="string">
            <text:p text:style-name="P4"><text:a xlink:type="simple" xlink:href="https://youtube.com/playlist?list=PLEiEAq2VkUUIkFUtoqL3geS1Op6GSX-f6" text:style-name="Internet_20_link" text:visited-style-name="Visited_20_Internet_20_Link">https://youtube.com/playlist?list=PLEiEAq2VkUUIkFUtoqL3geS1Op6GSX-f6</text:a> </text:p>
          </table:table-cell>
        </table:table-row>
        <table:table-row table:style-name="TableLine2587810518048">
          <table:table-cell table:style-name="Table1.A1" office:value-type="string">
            <text:p text:style-name="P9">Network Chuck</text:p>
            <text:p text:style-name="P5">Learn Ethical Hacking (CEH Journey)</text:p>
          </table:table-cell>
          <table:table-cell table:style-name="Table1.A1" office:value-type="string">
            <text:p text:style-name="P4"><text:a xlink:type="simple" xlink:href="https://youtube.com/playlist?list=PLIhvC56v63IIJZRa3lzK6IeBQOH_VFjUQ" text:style-name="Internet_20_link" text:visited-style-name="Visited_20_Internet_20_Link">https://youtube.com/playlist?list=PLIhvC56v63IIJZRa3lzK6IeBQOH_VFjUQ</text:a> </text:p>
          </table:table-cell>
        </table:table-row>
        <table:table-row table:style-name="TableLine2587810505536">
          <table:table-cell table:style-name="Table1.A1" office:value-type="string">
            <text:p text:style-name="P9">David Bombal</text:p>
            <text:p text:style-name="P9">Kali Linux: Ethical Hacking Getting Started <text:soft-page-break/>Course</text:p>
          </table:table-cell>
          <table:table-cell table:style-name="Table1.A1" office:value-type="string">
            <text:p text:style-name="P4"><text:a xlink:type="simple" xlink:href="https://youtube.com/playlist?list=PLhfrWIlLOoKMe1Ue0IdeULQvEgCgQ3a1B" text:style-name="Internet_20_link" text:visited-style-name="Visited_20_Internet_20_Link">https://youtube.com/playlist?list=PLhfrWIlLOoKMe1Ue0IdeULQvEgCgQ3a1B</text:a> </text:p>
          </table:table-cell>
        </table:table-row>
        <table:table-row table:style-name="TableLine2587810537904">
          <table:table-cell table:style-name="Table1.A1" office:value-type="string">
            <text:p text:style-name="P9">Joseph Delgadillo</text:p>
            <text:p text:style-name="P9">The Complete Kali Linux Course: Beginner to Advanced! w/English Subtitles</text:p>
          </table:table-cell>
          <table:table-cell table:style-name="Table1.A1" office:value-type="string">
            <text:p text:style-name="P4"><text:a xlink:type="simple" xlink:href="https://youtube.com/playlist?list=PLYmlEoSHldN7HJapyiQ8kFLUsk_a7EjCw" text:style-name="Internet_20_link" text:visited-style-name="Visited_20_Internet_20_Link">https://youtube.com/playlist?list=PLYmlEoSHldN7HJapyiQ8kFLUsk_a7EjCw</text:a> </text:p>
          </table:table-cell>
        </table:table-row>
        <table:table-row table:style-name="TableLine2587810530832">
          <table:table-cell table:style-name="Table1.A1" office:value-type="string">
            <text:p text:style-name="P9">Edureka!</text:p>
            <text:p text:style-name="P9">Ethical Hacking Tutorial For Beginners | Edureka</text:p>
          </table:table-cell>
          <table:table-cell table:style-name="Table1.A1" office:value-type="string">
            <text:p text:style-name="P4"><text:a xlink:type="simple" xlink:href="https://youtube.com/playlist?list=PL9ooVrP1hQOFNILGSLOiflM9kKnEM16Ox" text:style-name="Internet_20_link" text:visited-style-name="Visited_20_Internet_20_Link">https://youtube.com/playlist?list=PL9ooVrP1hQOFNILGSLOiflM9kKnEM16Ox</text:a> </text:p>
          </table:table-cell>
        </table:table-row>
        <table:table-row table:style-name="TableLine2587810534912">
          <table:table-cell table:style-name="Table1.A1" office:value-type="string">
            <text:p text:style-name="P10">FreeCodeCamp.org</text:p>
            <text:p text:style-name="P10">Ethical Hacking</text:p>
          </table:table-cell>
          <table:table-cell table:style-name="Table1.A1" office:value-type="string">
            <text:p text:style-name="P4"><text:a xlink:type="simple" xlink:href="https://youtube.com/playlist?list=PLWKjhJtqVAbnklGh3FNRLECx_2D_vK3mu" text:style-name="Internet_20_link" text:visited-style-name="Visited_20_Internet_20_Link">https://youtube.com/playlist?list=PLWKjhJtqVAbnklGh3FNRLECx_2D_vK3mu</text:a> </text:p>
          </table:table-cell>
        </table:table-row>
        <table:table-row table:style-name="TableLine2587810527024">
          <table:table-cell table:style-name="Table1.A1" office:value-type="string">
            <text:p text:style-name="P10">HackerSploit</text:p>
            <text:p text:style-name="P10">Ethical Hacking &amp; Penetration Testing - Complete Course</text:p>
          </table:table-cell>
          <table:table-cell table:style-name="Table1.A1" office:value-type="string">
            <text:p text:style-name="P4"><text:a xlink:type="simple" xlink:href="https://youtube.com/playlist?list=PLBf0hzazHTGOEuhPQSnq-Ej8jRyXxfYvl" text:style-name="Internet_20_link" text:visited-style-name="Visited_20_Internet_20_Link">https://youtube.com/playlist?list=PLBf0hzazHTGOEuhPQSnq-Ej8jRyXxfYvl</text:a> </text:p>
          </table:table-cell>
        </table:table-row>
        <table:table-row table:style-name="TableLine2587810525392">
          <table:table-cell table:style-name="Table1.A1" office:value-type="string">
            <text:p text:style-name="P5">Motasem Hamdan</text:p>
            <text:p text:style-name="P5">OSCP Training 2020</text:p>
          </table:table-cell>
          <table:table-cell table:style-name="Table1.A1" office:value-type="string">
            <text:p text:style-name="P4"><text:a xlink:type="simple" xlink:href="https://youtube.com/playlist?list=PLqM63j87R5p4Mp4NP-Oa1kLV6o22RDfex" text:style-name="Internet_20_link" text:visited-style-name="Visited_20_Internet_20_Link">https://youtube.com/playlist?list=PLqM63j87R5p4Mp4NP-Oa1kLV6o22RDfex</text:a> </text:p>
          </table:table-cell>
        </table:table-row>
        <table:table-row table:style-name="TableLine2587810533280">
          <table:table-cell table:style-name="Table1.A1" office:value-type="string">
            <text:p text:style-name="P5">ayman soory</text:p>
            <text:p text:style-name="P11">Zaid (What is the lecturers full name / youtube channel?)</text:p>
            <text:p text:style-name="P5">Learn Ethical Hacking From Scratch - ethical hacking full course - learn from scratch</text:p>
          </table:table-cell>
          <table:table-cell table:style-name="Table1.A1" office:value-type="string">
            <text:p text:style-name="P4"><text:a xlink:type="simple" xlink:href="https://youtube.com/playlist?list=PLR3pMNsds9wfAmZ_7BUH4NDSZCmTmcVKo" text:style-name="Internet_20_link" text:visited-style-name="Visited_20_Internet_20_Link">https://youtube.com/playlist?list=PLR3pMNsds9wfAmZ_7BUH4NDSZCmTmcVKo</text:a> </text:p>
          </table:table-cell>
        </table:table-row>
        <table:table-row table:style-name="TableLine2587810539264">
          <table:table-cell table:style-name="Table1.A1" office:value-type="string">
            <text:p text:style-name="P11">w3w3w3</text:p>
            <text:p text:style-name="P11">Python Malware/Hacking Tutorials</text:p>
          </table:table-cell>
          <table:table-cell table:style-name="Table1.A1" office:value-type="string">
            <text:p text:style-name="P4"><text:a xlink:type="simple" xlink:href="https://youtube.com/playlist?list=PLrdeBRwgL0ToNwDbvkpV2Ss-yjCKDo-Zl" text:style-name="Internet_20_link" text:visited-style-name="Visited_20_Internet_20_Link">https://youtube.com/playlist?list=PLrdeBRwgL0ToNwDbvkpV2Ss-yjCKDo-Zl</text:a> </text:p>
          </table:table-cell>
        </table:table-row>
        <table:table-row table:style-name="TableLine2587810527568">
          <table:table-cell table:style-name="Table1.A1" office:value-type="string">
            <text:p text:style-name="P11">Make Me Hack</text:p>
            <text:p text:style-name="P11">Hardware Hacking Tutorial</text:p>
          </table:table-cell>
          <table:table-cell table:style-name="Table1.A1" office:value-type="string">
            <text:p text:style-name="P4"><text:a xlink:type="simple" xlink:href="https://youtube.com/playlist?list=PLoFdAHrZtKkhcd9k8ZcR4th8Q8PNOx7iU" text:style-name="Internet_20_link" text:visited-style-name="Visited_20_Internet_20_Link">https://youtube.com/playlist?list=PLoFdAHrZtKkhcd9k8ZcR4th8Q8PNOx7iU</text:a> </text:p>
          </table:table-cell>
        </table:table-row>
        <table:table-row table:style-name="TableLine2587810529744">
          <table:table-cell table:style-name="Table1.A1" office:value-type="string">
            <text:p text:style-name="P12">Udemy Course</text:p>
            <text:p text:style-name="P12">The Complete Ethical Hacking Course Beginner to Advanced</text:p>
          </table:table-cell>
          <table:table-cell table:style-name="Table1.A1" office:value-type="string">
            <text:p text:style-name="P4"><text:a xlink:type="simple" xlink:href="https://youtube.com/playlist?list=PL0-4oWTgb_cniCsTF8hitbZL38NjFRyRr" text:style-name="Internet_20_link" text:visited-style-name="Visited_20_Internet_20_Link">https://youtube.com/playlist?list=PL0-4oWTgb_cniCsTF8hitbZL38NjFRyRr</text:a> </text:p>
          </table:table-cell>
        </table:table-row>
        <table:table-row table:style-name="TableLine2587810526208">
          <table:table-cell table:style-name="Table1.A1" office:value-type="string">
            <text:p text:style-name="P5">Hack Hotel, Airplane &amp; Coffee Shop Hotspots for Free Wi-Fi with MAC Spoofing [Tutorial]</text:p>
            <text:p text:style-name="P5">Null Byte</text:p>
          </table:table-cell>
          <table:table-cell table:style-name="Table1.A1" office:value-type="string">
            <text:p text:style-name="P4"><text:a xlink:type="simple" xlink:href="https://youtu.be/taAD2z8spP0" text:style-name="Internet_20_link" text:visited-style-name="Visited_20_Internet_20_Link">https://youtu.be/taAD2z8spP0</text:a> </text:p>
          </table:table-cell>
        </table:table-row>
        <table:table-row table:style-name="TableLine2587810530016">
          <table:table-cell table:style-name="Table1.A1" office:value-type="string">
            <text:p text:style-name="P13">MrTurvey</text:p>
            <text:p text:style-name="P13">How To Bypass MAC Address Filtering (MAC Spoofing)</text:p>
          </table:table-cell>
          <table:table-cell table:style-name="Table1.A1" office:value-type="string">
            <text:p text:style-name="P4"><text:a xlink:type="simple" xlink:href="https://youtu.be/pIehC7gNplA" text:style-name="Internet_20_link" text:visited-style-name="Visited_20_Internet_20_Link">https://youtu.be/pIehC7gNplA</text:a> </text:p>
          </table:table-cell>
        </table:table-row>
        <table:table-row table:style-name="TableLine2587810538448">
          <table:table-cell table:style-name="Table1.A1" office:value-type="string">
            <text:p text:style-name="P13">Cyber-Recon</text:p>
            <text:p text:style-name="P13">Security + 1.2 MAC Spoofing</text:p>
          </table:table-cell>
          <table:table-cell table:style-name="Table1.A1" office:value-type="string">
            <text:p text:style-name="P4"><text:a xlink:type="simple" xlink:href="https://youtu.be/olpKMdQI1XY" text:style-name="Internet_20_link" text:visited-style-name="Visited_20_Internet_20_Link">https://youtu.be/olpKMdQI1XY</text:a> </text:p>
          </table:table-cell>
        </table:table-row>
        <table:table-row table:style-name="TableLine2587810526752">
          <table:table-cell table:style-name="Table1.A1" office:value-type="string">
            <text:p text:style-name="P14">danscourses</text:p>
            <text:p text:style-name="P14">ARP Spoofing - Man-in-the-middle attack</text:p>
          </table:table-cell>
          <table:table-cell table:style-name="Table1.A1" office:value-type="string">
            <text:p text:style-name="P4"><text:a xlink:type="simple" xlink:href="https://youtu.be/hI9J_tnNDCc" text:style-name="Internet_20_link" text:visited-style-name="Visited_20_Internet_20_Link">https://youtu.be/hI9J_tnNDCc</text:a> </text:p>
          </table:table-cell>
        </table:table-row>
        <table:table-row table:style-name="TableLine2587810536000">
          <table:table-cell table:style-name="Table1.A1" office:value-type="string">
            <text:p text:style-name="P14">Cyber-Recon</text:p>
            <text:p text:style-name="P14">April Security + (501) Boot Camp</text:p>
          </table:table-cell>
          <table:table-cell table:style-name="Table1.A1" office:value-type="string">
            <text:p text:style-name="P4"><text:a xlink:type="simple" xlink:href="https://youtube.com/playlist?list=PLZMqSGL_KK5elbK-sHpRkR0G0ar3yHrlC" text:style-name="Internet_20_link" text:visited-style-name="Visited_20_Internet_20_Link">https://youtube.com/playlist?list=PLZMqSGL_KK5elbK-sHpRkR0G0ar3yHrlC</text:a> </text:p>
          </table:table-cell>
        </table:table-row>
        <table:table-row table:style-name="TableLine2587810535184">
          <table:table-cell table:style-name="Table1.A1" office:value-type="string">
            <text:p text:style-name="P16">Free Education For All</text:p>
            <text:p text:style-name="P16">Kali Linux - Complete Training Program from Scratch</text:p>
          </table:table-cell>
          <table:table-cell table:style-name="Table1.A1" office:value-type="string">
            <text:p text:style-name="P4"><text:a xlink:type="simple" xlink:href="https://youtube.com/playlist?list=PLnjNR4-S-EVqfJWovxEJyb7I0IOkKkoYM" text:style-name="Internet_20_link" text:visited-style-name="Visited_20_Internet_20_Link">https://youtube.com/playlist?list=PLnjNR4-S-EVqfJWovxEJyb7I0IOkKkoYM</text:a></text:p>
          </table:table-cell>
        </table:table-row>
        <table:table-row table:style-name="TableLine2587810533552">
          <table:table-cell table:style-name="Table1.A1" office:value-type="string">
            <text:p text:style-name="P17">LiveOverflow</text:p>
            <text:p text:style-name="P5">can you hack this screenshot service?? - CSCG 2021</text:p>
          </table:table-cell>
          <table:table-cell table:style-name="Table1.A1" office:value-type="string">
            <text:p text:style-name="P4"><text:a xlink:type="simple" xlink:href="https://youtu.be/FCjMoPpOPYI" text:style-name="Internet_20_link" text:visited-style-name="Visited_20_Internet_20_Link">https://youtu.be/FCjMoPpOPYI</text:a> </text:p>
          </table:table-cell>
        </table:table-row>
        <table:table-row table:style-name="TableLine2587810531104">
          <table:table-cell table:style-name="Table1.A1" office:value-type="string">
            <text:p text:style-name="P18">The Cyber Mentor</text:p>
            <text:p text:style-name="P18">Buffer Overflows Made Easy</text:p>
          </table:table-cell>
          <table:table-cell table:style-name="Table1.A1" office:value-type="string">
            <text:p text:style-name="P4"><text:a xlink:type="simple" xlink:href="https://youtube.com/playlist?list=PLLKT__MCUeix3O0DPbmuaRuR_4Hxo4m3G" text:style-name="Internet_20_link" text:visited-style-name="Visited_20_Internet_20_Link">https://youtube.com/playlist?list=PLLKT__MCUeix3O0DPbmuaRuR_4Hxo4m3G</text:a> </text:p>
          </table:table-cell>
        </table:table-row>
        <table:table-row table:style-name="TableLine2587810532192">
          <table:table-cell table:style-name="Table1.A1" office:value-type="string">
            <text:p text:style-name="P18">The Cyber Mentor</text:p>
            <text:p text:style-name="P5">Full Ethical Hacking Course - Beginner Network Penetration Testing (2019)</text:p>
          </table:table-cell>
          <table:table-cell table:style-name="Table1.A1" office:value-type="string">
            <text:p text:style-name="P4"><text:a xlink:type="simple" xlink:href="https://youtu.be/WnN6dbos5u8" text:style-name="Internet_20_link" text:visited-style-name="Visited_20_Internet_20_Link">https://youtu.be/WnN6dbos5u8</text:a> </text:p>
          </table:table-cell>
        </table:table-row>
        <table:table-row table:style-name="TableLine2587810538992">
          <table:table-cell table:style-name="Table1.A1" office:value-type="string">
            <text:p text:style-name="P18">The Cyber Mentor</text:p>
            <text:p text:style-name="P18"><text:soft-page-break/>Beginner Web Application Hacking (Full Course)</text:p>
          </table:table-cell>
          <table:table-cell table:style-name="Table1.A1" office:value-type="string">
            <text:p text:style-name="P4"><text:a xlink:type="simple" xlink:href="https://youtu.be/24fHLWXGS-M" text:style-name="Internet_20_link" text:visited-style-name="Visited_20_Internet_20_Link">https://youtu.be/24fHLWXGS-M</text:a> </text:p>
          </table:table-cell>
        </table:table-row>
        <table:table-row table:style-name="TableLine2587810522944">
          <table:table-cell table:style-name="Table1.A1" office:value-type="string">
            <text:p text:style-name="P18">The Cyber Mentor</text:p>
            <text:p text:style-name="P18">The Complete Linux for Ethical Hackers Course for 2019 </text:p>
          </table:table-cell>
          <table:table-cell table:style-name="Table1.A1" office:value-type="string">
            <text:p text:style-name="P4"><text:a xlink:type="simple" xlink:href="https://youtu.be/rZsJieGi8os" text:style-name="Internet_20_link" text:visited-style-name="Visited_20_Internet_20_Link">https://youtu.be/rZsJieGi8os</text:a> </text:p>
          </table:table-cell>
        </table:table-row>
        <table:table-row table:style-name="TableLine25878105368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87810523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87810535456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4"/>
          </table:table-cell>
        </table:table-row>
        <table:table-row table:style-name="TableLine25878105362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878105357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87810528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27"/>
      <text:p text:style-name="P28">Youtubers</text:p>
      <text:p text:style-name="P20"/>
      <table:table table:name="Table2" table:style-name="Table2">
        <table:table-column table:style-name="Table2.A" table:number-columns-repeated="3"/>
        <table:table-row table:style-name="TableLine2587810509888">
          <table:table-cell table:style-name="Table2.A1" office:value-type="string">
            <text:p text:style-name="P21">John Hammond</text:p>
            <text:p text:style-name="P21">Hackersploit</text:p>
            <text:p text:style-name="P21">Thecybermentor</text:p>
            <text:p text:style-name="P21">securityf2d</text:p>
            <text:p text:style-name="P22">Loi Liang Yang</text:p>
            <text:p text:style-name="P22">Coding Tech</text:p>
            <text:p text:style-name="P22">HackerOne</text:p>
            <text:p text:style-name="P22">Jesse Campos</text:p>
            <text:p text:style-name="P22">Nova Computing</text:p>
            <text:p text:style-name="P22">Hacking Video Tutorial – Hellbound Hackers</text:p>
            <text:p text:style-name="P22">Fredrik Christenson</text:p>
            <text:p text:style-name="P22">LiveOverflow</text:p>
            <text:p text:style-name="P22">zSecurity</text:p>
            <text:p text:style-name="P23">IppSec</text:p>
            <text:p text:style-name="P23">Simplilearn</text:p>
            <text:p text:style-name="P23">Edureka!</text:p>
            <text:p text:style-name="P23">AllAbout Tech</text:p>
            <text:p text:style-name="P23">Tutorials Point (India) Ltd.</text:p>
            <text:p text:style-name="P24">Cyber-Recon</text:p>
            <text:p text:style-name="P26">MrTurvey</text:p>
            <text:p text:style-name="P26"><text:soft-page-break/>Station X</text:p>
            <text:p text:style-name="P26"/>
            <text:p text:style-name="P30"><text:a xlink:type="simple" xlink:href="https://www.youtube.com/c/c0nd4/" text:style-name="Internet_20_link" text:visited-style-name="Visited_20_Internet_20_Link">Conda</text:a></text:p>
            <text:p text:style-name="P31">intigriti</text:p>
            <text:p text:style-name="P31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1-09-29T13:15:27.585000000</dc:date>
    <meta:editing-duration>PT5H51M1S</meta:editing-duration>
    <meta:editing-cycles>10</meta:editing-cycles>
    <meta:generator>LibreOffice/7.1.5.2$Windows_X86_64 LibreOffice_project/85f04e9f809797b8199d13c421bd8a2b025d52b5</meta:generator>
    <meta:document-statistic meta:table-count="2" meta:image-count="0" meta:object-count="0" meta:page-count="4" meta:paragraph-count="137" meta:word-count="426" meta:character-count="4341" meta:non-whitespace-character-count="4015"/>
  </office:meta>
</office:document-meta>
</file>